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8420" officeooo:paragraph-rsid="001f8420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 сделал дз: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8:58:23.366000000</meta:creation-date>
    <dc:date>2024-12-08T18:58:43.115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6.2.1$Windows_X86_64 LibreOffice_project/56f7684011345957bbf33a7ee678afaf4d2ba333</meta:generator>
  </office:meta>
</office:document-meta>
</file>